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68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pr1" style:family="presentation" style:parent-style-name="Portfolio-title">
      <style:graphic-properties draw:auto-grow-height="true"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One_20_Column_5f_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_5f_-outline1">
      <style:graphic-properties fo:min-height="7.22cm" loext:decorative="false"/>
      <style:paragraph-properties style:writing-mode="lr-tb"/>
    </style:style>
    <style:style style:name="pr5" style:family="presentation" style:parent-style-name="One_20_Column_5f_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1.829cm" svg:x="0.635cm" svg:y="4.445cm" presentation:class="title" presentation:user-transformed="true">
          <draw:text-box>
            <text:p>Switching Circuit &amp; Logic Design</text:p>
          </draw:text-box>
        </draw:frame>
        <draw:frame draw:style-name="gr1" draw:text-style-name="P1" draw:layer="layout" svg:width="10.209cm" svg:height="0.962cm" svg:x="8.896cm" svg:y="8.89cm">
          <draw:text-box>
            <text:p>Lecture 13 : Multiple output K-Map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One_20_Column_5f_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opacity="0%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_5f_-title" draw:layer="backgroundobjects" svg:width="17cm" svg:height="9.56cm" svg:x="2cm" svg:y="2.5cm" presentation:class="page"/>
        <draw:frame presentation:style-name="One_20_Column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10:23:09.660288155</meta:creation-date>
    <meta:editing-duration>P1DT36M48S</meta:editing-duration>
    <meta:editing-cycles>151</meta:editing-cycles>
    <meta:generator>LibreOffice/24.8.7.2$Linux_X86_64 LibreOffice_project/480$Build-2</meta:generator>
    <dc:title>Portfolio</dc:title>
    <dc:date>2025-09-11T10:16:38.451271653</dc:date>
    <meta:document-statistic meta:object-count="81"/>
  </office:meta>
</office:document-meta>
</file>